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18" calcext:value-type="float">
            <text:p>118</text:p>
          </table:table-cell>
          <table:table-cell table:style-name="ce31" table:formula="of:=QUOTIENT(PRODUCT(ORG.LIBREOFFICE.RAWSUBTRACT([.D313];60);5);12)" office:value-type="float" office:value="24" calcext:value-type="float">
            <text:p>24</text:p>
          </table:table-cell>
          <table:table-cell table:style-name="ce63" table:formula="of:=IF([.E313]&lt;=20;&quot;Very Low&quot;;IF([.E313]&lt;=36;&quot;Low&quot;;IF([.E313]&lt;=46;&quot;A Little Low&quot;;IF([.E313]&lt;=53;&quot;Average&quot;;IF([.E313]&lt;=63;&quot;A Little High&quot;;IF([.E313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20" calcext:value-type="float">
            <text:p>20</text:p>
          </table:table-cell>
          <table:table-cell table:style-name="ce5" table:formula="of:=QUOTIENT(PRODUCT(5;ORG.LIBREOFFICE.RAWSUBTRACT( [.D314];10));2)" office:value-type="float" office:value="25" calcext:value-type="float">
            <text:p>25</text:p>
          </table:table-cell>
          <table:table-cell table:style-name="ce64" table:formula="of:=IF([.E314]&lt;=20;&quot;Very Low&quot;;IF([.E314]&lt;=36;&quot;Low&quot;;IF([.E314]&lt;=46;&quot;A Little Low&quot;;IF([.E314]&lt;=53;&quot;Average&quot;;IF([.E314]&lt;=63;&quot;A Little High&quot;;IF([.E314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17" calcext:value-type="float">
            <text:p>17</text:p>
          </table:table-cell>
          <table:table-cell table:style-name="ce5" table:formula="of:=QUOTIENT(PRODUCT(5;ORG.LIBREOFFICE.RAWSUBTRACT( [.D315];10));2)" office:value-type="float" office:value="17" calcext:value-type="float">
            <text:p>17</text:p>
          </table:table-cell>
          <table:table-cell table:style-name="ce64" table:formula="of:=IF([.E315]&lt;=20;&quot;Very Low&quot;;IF([.E315]&lt;=36;&quot;Low&quot;;IF([.E315]&lt;=46;&quot;A Little Low&quot;;IF([.E315]&lt;=53;&quot;Average&quot;;IF([.E315]&lt;=63;&quot;A Little High&quot;;IF([.E315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20" calcext:value-type="float">
            <text:p>20</text:p>
          </table:table-cell>
          <table:table-cell table:style-name="ce5" table:formula="of:=QUOTIENT(PRODUCT(5;ORG.LIBREOFFICE.RAWSUBTRACT( [.D316];10));2)" office:value-type="float" office:value="25" calcext:value-type="float">
            <text:p>25</text:p>
          </table:table-cell>
          <table:table-cell table:style-name="ce64" table:formula="of:=IF([.E316]&lt;=20;&quot;Very Low&quot;;IF([.E316]&lt;=36;&quot;Low&quot;;IF([.E316]&lt;=46;&quot;A Little Low&quot;;IF([.E316]&lt;=53;&quot;Average&quot;;IF([.E316]&lt;=63;&quot;A Little High&quot;;IF([.E316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24" calcext:value-type="float">
            <text:p>24</text:p>
          </table:table-cell>
          <table:table-cell table:style-name="ce5" table:formula="of:=QUOTIENT(PRODUCT(5;ORG.LIBREOFFICE.RAWSUBTRACT( [.D317];10));2)" office:value-type="float" office:value="35" calcext:value-type="float">
            <text:p>35</text:p>
          </table:table-cell>
          <table:table-cell table:style-name="ce64" table:formula="of:=IF([.E317]&lt;=20;&quot;Very Low&quot;;IF([.E317]&lt;=36;&quot;Low&quot;;IF([.E317]&lt;=46;&quot;A Little Low&quot;;IF([.E317]&lt;=53;&quot;Average&quot;;IF([.E317]&lt;=63;&quot;A Little High&quot;;IF([.E317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22" calcext:value-type="float">
            <text:p>22</text:p>
          </table:table-cell>
          <table:table-cell table:style-name="ce5" table:formula="of:=QUOTIENT(PRODUCT(5;ORG.LIBREOFFICE.RAWSUBTRACT( [.D318];10));2)" office:value-type="float" office:value="30" calcext:value-type="float">
            <text:p>30</text:p>
          </table:table-cell>
          <table:table-cell table:style-name="ce64" table:formula="of:=IF([.E318]&lt;=20;&quot;Very Low&quot;;IF([.E318]&lt;=36;&quot;Low&quot;;IF([.E318]&lt;=46;&quot;A Little Low&quot;;IF([.E318]&lt;=53;&quot;Average&quot;;IF([.E318]&lt;=63;&quot;A Little High&quot;;IF([.E318]&lt;=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15" calcext:value-type="float">
            <text:p>15</text:p>
          </table:table-cell>
          <table:table-cell table:style-name="ce5" table:formula="of:=QUOTIENT(PRODUCT(5;ORG.LIBREOFFICE.RAWSUBTRACT( [.D319];10));2)" office:value-type="float" office:value="12" calcext:value-type="float">
            <text:p>12</text:p>
          </table:table-cell>
          <table:table-cell table:style-name="ce64" table:formula="of:=IF([.E319]&lt;=20;&quot;Very Low&quot;;IF([.E319]&lt;=36;&quot;Low&quot;;IF([.E319]&lt;=46;&quot;A Little Low&quot;;IF([.E319]&lt;=53;&quot;Average&quot;;IF([.E319]&lt;=63;&quot;A Little High&quot;;IF([.E31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89" calcext:value-type="float">
            <text:p>189</text:p>
          </table:table-cell>
          <table:table-cell table:style-name="ce31" table:formula="of:=QUOTIENT(PRODUCT(ORG.LIBREOFFICE.RAWSUBTRACT([.D321];60);5);12)" office:value-type="float" office:value="53" calcext:value-type="float">
            <text:p>53</text:p>
          </table:table-cell>
          <table:table-cell table:style-name="ce63" table:formula="of:=IF([.E321]&lt;=20;&quot;Very Low&quot;;IF([.E321]&lt;=36;&quot;Low&quot;;IF([.E321]&lt;=46;&quot;A Little Low&quot;;IF([.E321]&lt;=53;&quot;Average&quot;;IF([.E321]&lt;=63;&quot;A Little High&quot;;IF([.E321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4" calcext:value-type="float">
            <text:p>34</text:p>
          </table:table-cell>
          <table:table-cell table:style-name="ce5" table:formula="of:=QUOTIENT(PRODUCT(5;ORG.LIBREOFFICE.RAWSUBTRACT( [.D322];10));2)" office:value-type="float" office:value="60" calcext:value-type="float">
            <text:p>60</text:p>
          </table:table-cell>
          <table:table-cell table:style-name="ce64" table:formula="of:=IF([.E322]&lt;=20;&quot;Very Low&quot;;IF([.E322]&lt;=36;&quot;Low&quot;;IF([.E322]&lt;=46;&quot;A Little Low&quot;;IF([.E322]&lt;=53;&quot;Average&quot;;IF([.E322]&lt;=63;&quot;A Little High&quot;;IF([.E3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35" calcext:value-type="float">
            <text:p>35</text:p>
          </table:table-cell>
          <table:table-cell table:style-name="ce5" table:formula="of:=QUOTIENT(PRODUCT(5;ORG.LIBREOFFICE.RAWSUBTRACT( [.D323];10));2)" office:value-type="float" office:value="62" calcext:value-type="float">
            <text:p>62</text:p>
          </table:table-cell>
          <table:table-cell table:style-name="ce64" table:formula="of:=IF([.E323]&lt;=20;&quot;Very Low&quot;;IF([.E323]&lt;=36;&quot;Low&quot;;IF([.E323]&lt;=46;&quot;A Little Low&quot;;IF([.E323]&lt;=53;&quot;Average&quot;;IF([.E323]&lt;=63;&quot;A Little High&quot;;IF([.E32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0" calcext:value-type="float">
            <text:p>30</text:p>
          </table:table-cell>
          <table:table-cell table:style-name="ce5" table:formula="of:=QUOTIENT(PRODUCT(5;ORG.LIBREOFFICE.RAWSUBTRACT( [.D324];10));2)" office:value-type="float" office:value="50" calcext:value-type="float">
            <text:p>50</text:p>
          </table:table-cell>
          <table:table-cell table:style-name="ce64" table:formula="of:=IF([.E324]&lt;=20;&quot;Very Low&quot;;IF([.E324]&lt;=36;&quot;Low&quot;;IF([.E324]&lt;=46;&quot;A Little Low&quot;;IF([.E324]&lt;=53;&quot;Average&quot;;IF([.E324]&lt;=63;&quot;A Little High&quot;;IF([.E324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26" calcext:value-type="float">
            <text:p>26</text:p>
          </table:table-cell>
          <table:table-cell table:style-name="ce5" table:formula="of:=QUOTIENT(PRODUCT(5;ORG.LIBREOFFICE.RAWSUBTRACT( [.D325];10));2)" office:value-type="float" office:value="40" calcext:value-type="float">
            <text:p>40</text:p>
          </table:table-cell>
          <table:table-cell table:style-name="ce64" table:formula="of:=IF([.E325]&lt;=20;&quot;Very Low&quot;;IF([.E325]&lt;=36;&quot;Low&quot;;IF([.E325]&lt;=46;&quot;A Little Low&quot;;IF([.E325]&lt;=53;&quot;Average&quot;;IF([.E325]&lt;=63;&quot;A Little High&quot;;IF([.E325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34" calcext:value-type="float">
            <text:p>34</text:p>
          </table:table-cell>
          <table:table-cell table:style-name="ce5" table:formula="of:=QUOTIENT(PRODUCT(5;ORG.LIBREOFFICE.RAWSUBTRACT( [.D326];10));2)" office:value-type="float" office:value="60" calcext:value-type="float">
            <text:p>60</text:p>
          </table:table-cell>
          <table:table-cell table:style-name="ce64" table:formula="of:=IF([.E326]&lt;=20;&quot;Very Low&quot;;IF([.E326]&lt;=36;&quot;Low&quot;;IF([.E326]&lt;=46;&quot;A Little Low&quot;;IF([.E326]&lt;=53;&quot;Average&quot;;IF([.E326]&lt;=63;&quot;A Little High&quot;;IF([.E3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30" calcext:value-type="float">
            <text:p>30</text:p>
          </table:table-cell>
          <table:table-cell table:style-name="ce5" table:formula="of:=QUOTIENT(PRODUCT(5;ORG.LIBREOFFICE.RAWSUBTRACT( [.D327];10));2)" office:value-type="float" office:value="50" calcext:value-type="float">
            <text:p>50</text:p>
          </table:table-cell>
          <table:table-cell table:style-name="ce64" table:formula="of:=IF([.E327]&lt;=20;&quot;Very Low&quot;;IF([.E327]&lt;=36;&quot;Low&quot;;IF([.E327]&lt;=46;&quot;A Little Low&quot;;IF([.E327]&lt;=53;&quot;Average&quot;;IF([.E327]&lt;=63;&quot;A Little High&quot;;IF([.E327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182" calcext:value-type="float">
            <text:p>182</text:p>
          </table:table-cell>
          <table:table-cell table:style-name="ce31" table:formula="of:=QUOTIENT(PRODUCT(ORG.LIBREOFFICE.RAWSUBTRACT([.D329];60);5);12)" office:value-type="float" office:value="50" calcext:value-type="float">
            <text:p>50</text:p>
          </table:table-cell>
          <table:table-cell table:style-name="ce63" table:formula="of:=IF([.E329]&lt;=20;&quot;Very Low&quot;;IF([.E329]&lt;=36;&quot;Low&quot;;IF([.E329]&lt;=46;&quot;A Little Low&quot;;IF([.E329]&lt;=53;&quot;Average&quot;;IF([.E329]&lt;=63;&quot;A Little High&quot;;IF([.E329]&lt;=79;&quot;High&quot;;&quot;Very High&quot;))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3" calcext:value-type="float">
            <text:p>33</text:p>
          </table:table-cell>
          <table:table-cell table:style-name="ce5" table:formula="of:=QUOTIENT(PRODUCT(5;ORG.LIBREOFFICE.RAWSUBTRACT( [.D330];10));2)" office:value-type="float" office:value="57" calcext:value-type="float">
            <text:p>57</text:p>
          </table:table-cell>
          <table:table-cell table:style-name="ce64" table:formula="of:=IF([.E330]&lt;=20;&quot;Very Low&quot;;IF([.E330]&lt;=36;&quot;Low&quot;;IF([.E330]&lt;=46;&quot;A Little Low&quot;;IF([.E330]&lt;=53;&quot;Average&quot;;IF([.E330]&lt;=63;&quot;A Little High&quot;;IF([.E3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36" calcext:value-type="float">
            <text:p>36</text:p>
          </table:table-cell>
          <table:table-cell table:style-name="ce5" table:formula="of:=QUOTIENT(PRODUCT(5;ORG.LIBREOFFICE.RAWSUBTRACT( [.D331];10));2)" office:value-type="float" office:value="65" calcext:value-type="float">
            <text:p>65</text:p>
          </table:table-cell>
          <table:table-cell table:style-name="ce64" table:formula="of:=IF([.E331]&lt;=20;&quot;Very Low&quot;;IF([.E331]&lt;=36;&quot;Low&quot;;IF([.E331]&lt;=46;&quot;A Little Low&quot;;IF([.E331]&lt;=53;&quot;Average&quot;;IF([.E331]&lt;=63;&quot;A Little High&quot;;IF([.E33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21" calcext:value-type="float">
            <text:p>21</text:p>
          </table:table-cell>
          <table:table-cell table:style-name="ce5" table:formula="of:=QUOTIENT(PRODUCT(5;ORG.LIBREOFFICE.RAWSUBTRACT( [.D332];10));2)" office:value-type="float" office:value="27" calcext:value-type="float">
            <text:p>27</text:p>
          </table:table-cell>
          <table:table-cell table:style-name="ce64" table:formula="of:=IF([.E332]&lt;=20;&quot;Very Low&quot;;IF([.E332]&lt;=36;&quot;Low&quot;;IF([.E332]&lt;=46;&quot;A Little Low&quot;;IF([.E332]&lt;=53;&quot;Average&quot;;IF([.E332]&lt;=63;&quot;A Little High&quot;;IF([.E332]&lt;=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28" calcext:value-type="float">
            <text:p>28</text:p>
          </table:table-cell>
          <table:table-cell table:style-name="ce5" table:formula="of:=QUOTIENT(PRODUCT(5;ORG.LIBREOFFICE.RAWSUBTRACT( [.D333];10));2)" office:value-type="float" office:value="45" calcext:value-type="float">
            <text:p>45</text:p>
          </table:table-cell>
          <table:table-cell table:style-name="ce64" table:formula="of:=IF([.E333]&lt;=20;&quot;Very Low&quot;;IF([.E333]&lt;=36;&quot;Low&quot;;IF([.E333]&lt;=46;&quot;A Little Low&quot;;IF([.E333]&lt;=53;&quot;Average&quot;;IF([.E333]&lt;=63;&quot;A Little High&quot;;IF([.E333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39" calcext:value-type="float">
            <text:p>39</text:p>
          </table:table-cell>
          <table:table-cell table:style-name="ce5" table:formula="of:=QUOTIENT(PRODUCT(5;ORG.LIBREOFFICE.RAWSUBTRACT( [.D334];10));2)" office:value-type="float" office:value="72" calcext:value-type="float">
            <text:p>72</text:p>
          </table:table-cell>
          <table:table-cell table:style-name="ce64" table:formula="of:=IF([.E334]&lt;=20;&quot;Very Low&quot;;IF([.E334]&lt;=36;&quot;Low&quot;;IF([.E334]&lt;=46;&quot;A Little Low&quot;;IF([.E334]&lt;=53;&quot;Average&quot;;IF([.E334]&lt;=63;&quot;A Little High&quot;;IF([.E334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25" calcext:value-type="float">
            <text:p>25</text:p>
          </table:table-cell>
          <table:table-cell table:style-name="ce5" table:formula="of:=QUOTIENT(PRODUCT(5;ORG.LIBREOFFICE.RAWSUBTRACT( [.D335];10));2)" office:value-type="float" office:value="37" calcext:value-type="float">
            <text:p>37</text:p>
          </table:table-cell>
          <table:table-cell table:style-name="ce64" table:formula="of:=IF([.E335]&lt;=20;&quot;Very Low&quot;;IF([.E335]&lt;=36;&quot;Low&quot;;IF([.E335]&lt;=46;&quot;A Little Low&quot;;IF([.E335]&lt;=53;&quot;Average&quot;;IF([.E335]&lt;=63;&quot;A Little High&quot;;IF([.E335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199" calcext:value-type="float">
            <text:p>199</text:p>
          </table:table-cell>
          <table:table-cell table:style-name="ce31" table:formula="of:=QUOTIENT(PRODUCT(ORG.LIBREOFFICE.RAWSUBTRACT([.D337];60);5);12)" office:value-type="float" office:value="57" calcext:value-type="float">
            <text:p>57</text:p>
          </table:table-cell>
          <table:table-cell table:style-name="ce63" table:formula="of:=IF([.E337]&lt;=20;&quot;Very Low&quot;;IF([.E337]&lt;=36;&quot;Low&quot;;IF([.E337]&lt;=46;&quot;A Little Low&quot;;IF([.E337]&lt;=53;&quot;Average&quot;;IF([.E337]&lt;=63;&quot;A Little High&quot;;IF([.E33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38" calcext:value-type="float">
            <text:p>38</text:p>
          </table:table-cell>
          <table:table-cell table:style-name="ce5" table:formula="of:=QUOTIENT(PRODUCT(5;ORG.LIBREOFFICE.RAWSUBTRACT( [.D338];10));2)" office:value-type="float" office:value="70" calcext:value-type="float">
            <text:p>70</text:p>
          </table:table-cell>
          <table:table-cell table:style-name="ce64" table:formula="of:=IF([.E338]&lt;=20;&quot;Very Low&quot;;IF([.E338]&lt;=36;&quot;Low&quot;;IF([.E338]&lt;=46;&quot;A Little Low&quot;;IF([.E338]&lt;=53;&quot;Average&quot;;IF([.E338]&lt;=63;&quot;A Little High&quot;;IF([.E33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34" calcext:value-type="float">
            <text:p>34</text:p>
          </table:table-cell>
          <table:table-cell table:style-name="ce5" table:formula="of:=QUOTIENT(PRODUCT(5;ORG.LIBREOFFICE.RAWSUBTRACT( [.D339];10));2)" office:value-type="float" office:value="60" calcext:value-type="float">
            <text:p>60</text:p>
          </table:table-cell>
          <table:table-cell table:style-name="ce64" table:formula="of:=IF([.E339]&lt;=20;&quot;Very Low&quot;;IF([.E339]&lt;=36;&quot;Low&quot;;IF([.E339]&lt;=46;&quot;A Little Low&quot;;IF([.E339]&lt;=53;&quot;Average&quot;;IF([.E339]&lt;=63;&quot;A Little High&quot;;IF([.E33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32" calcext:value-type="float">
            <text:p>32</text:p>
          </table:table-cell>
          <table:table-cell table:style-name="ce5" table:formula="of:=QUOTIENT(PRODUCT(5;ORG.LIBREOFFICE.RAWSUBTRACT( [.D340];10));2)" office:value-type="float" office:value="55" calcext:value-type="float">
            <text:p>55</text:p>
          </table:table-cell>
          <table:table-cell table:style-name="ce64" table:formula="of:=IF([.E340]&lt;=20;&quot;Very Low&quot;;IF([.E340]&lt;=36;&quot;Low&quot;;IF([.E340]&lt;=46;&quot;A Little Low&quot;;IF([.E340]&lt;=53;&quot;Average&quot;;IF([.E340]&lt;=63;&quot;A Little High&quot;;IF([.E3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32" calcext:value-type="float">
            <text:p>32</text:p>
          </table:table-cell>
          <table:table-cell table:style-name="ce5" table:formula="of:=QUOTIENT(PRODUCT(5;ORG.LIBREOFFICE.RAWSUBTRACT( [.D341];10));2)" office:value-type="float" office:value="55" calcext:value-type="float">
            <text:p>55</text:p>
          </table:table-cell>
          <table:table-cell table:style-name="ce64" table:formula="of:=IF([.E341]&lt;=20;&quot;Very Low&quot;;IF([.E341]&lt;=36;&quot;Low&quot;;IF([.E341]&lt;=46;&quot;A Little Low&quot;;IF([.E341]&lt;=53;&quot;Average&quot;;IF([.E341]&lt;=63;&quot;A Little High&quot;;IF([.E34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27" calcext:value-type="float">
            <text:p>27</text:p>
          </table:table-cell>
          <table:table-cell table:style-name="ce5" table:formula="of:=QUOTIENT(PRODUCT(5;ORG.LIBREOFFICE.RAWSUBTRACT( [.D342];10));2)" office:value-type="float" office:value="42" calcext:value-type="float">
            <text:p>42</text:p>
          </table:table-cell>
          <table:table-cell table:style-name="ce64" table:formula="of:=IF([.E342]&lt;=20;&quot;Very Low&quot;;IF([.E342]&lt;=36;&quot;Low&quot;;IF([.E342]&lt;=46;&quot;A Little Low&quot;;IF([.E342]&lt;=53;&quot;Average&quot;;IF([.E342]&lt;=63;&quot;A Little High&quot;;IF([.E342]&lt;=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36" calcext:value-type="float">
            <text:p>36</text:p>
          </table:table-cell>
          <table:table-cell table:style-name="ce5" table:formula="of:=QUOTIENT(PRODUCT(5;ORG.LIBREOFFICE.RAWSUBTRACT( [.D343];10));2)" office:value-type="float" office:value="65" calcext:value-type="float">
            <text:p>65</text:p>
          </table:table-cell>
          <table:table-cell table:style-name="ce64" table:formula="of:=IF([.E343]&lt;=20;&quot;Very Low&quot;;IF([.E343]&lt;=36;&quot;Low&quot;;IF([.E343]&lt;=46;&quot;A Little Low&quot;;IF([.E343]&lt;=53;&quot;Average&quot;;IF([.E343]&lt;=63;&quot;A Little High&quot;;IF([.E343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30" calcext:value-type="float">
            <text:p>230</text:p>
          </table:table-cell>
          <table:table-cell table:style-name="ce31" table:formula="of:=QUOTIENT(PRODUCT(ORG.LIBREOFFICE.RAWSUBTRACT([.D345];60);5);12)" office:value-type="float" office:value="70" calcext:value-type="float">
            <text:p>70</text:p>
          </table:table-cell>
          <table:table-cell table:style-name="ce63" table:formula="of:=IF([.E345]&lt;=20;&quot;Very Low&quot;;IF([.E345]&lt;=36;&quot;Low&quot;;IF([.E345]&lt;=46;&quot;A Little Low&quot;;IF([.E345]&lt;=53;&quot;Average&quot;;IF([.E345]&lt;=63;&quot;A Little High&quot;;IF([.E345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38" calcext:value-type="float">
            <text:p>38</text:p>
          </table:table-cell>
          <table:table-cell table:style-name="ce5" table:formula="of:=QUOTIENT(PRODUCT(5;ORG.LIBREOFFICE.RAWSUBTRACT( [.D346];10));2)" office:value-type="float" office:value="70" calcext:value-type="float">
            <text:p>70</text:p>
          </table:table-cell>
          <table:table-cell table:style-name="ce64" table:formula="of:=IF([.E346]&lt;=20;&quot;Very Low&quot;;IF([.E346]&lt;=36;&quot;Low&quot;;IF([.E346]&lt;=46;&quot;A Little Low&quot;;IF([.E346]&lt;=53;&quot;Average&quot;;IF([.E346]&lt;=63;&quot;A Little High&quot;;IF([.E346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38" calcext:value-type="float">
            <text:p>38</text:p>
          </table:table-cell>
          <table:table-cell table:style-name="ce5" table:formula="of:=QUOTIENT(PRODUCT(5;ORG.LIBREOFFICE.RAWSUBTRACT( [.D347];10));2)" office:value-type="float" office:value="70" calcext:value-type="float">
            <text:p>70</text:p>
          </table:table-cell>
          <table:table-cell table:style-name="ce64" table:formula="of:=IF([.E347]&lt;=20;&quot;Very Low&quot;;IF([.E347]&lt;=36;&quot;Low&quot;;IF([.E347]&lt;=46;&quot;A Little Low&quot;;IF([.E347]&lt;=53;&quot;Average&quot;;IF([.E347]&lt;=63;&quot;A Little High&quot;;IF([.E347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36" calcext:value-type="float">
            <text:p>36</text:p>
          </table:table-cell>
          <table:table-cell table:style-name="ce5" table:formula="of:=QUOTIENT(PRODUCT(5;ORG.LIBREOFFICE.RAWSUBTRACT( [.D348];10));2)" office:value-type="float" office:value="65" calcext:value-type="float">
            <text:p>65</text:p>
          </table:table-cell>
          <table:table-cell table:style-name="ce64" table:formula="of:=IF([.E348]&lt;=20;&quot;Very Low&quot;;IF([.E348]&lt;=36;&quot;Low&quot;;IF([.E348]&lt;=46;&quot;A Little Low&quot;;IF([.E348]&lt;=53;&quot;Average&quot;;IF([.E348]&lt;=63;&quot;A Little High&quot;;IF([.E348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38" calcext:value-type="float">
            <text:p>38</text:p>
          </table:table-cell>
          <table:table-cell table:style-name="ce5" table:formula="of:=QUOTIENT(PRODUCT(5;ORG.LIBREOFFICE.RAWSUBTRACT( [.D349];10));2)" office:value-type="float" office:value="70" calcext:value-type="float">
            <text:p>70</text:p>
          </table:table-cell>
          <table:table-cell table:style-name="ce64" table:formula="of:=IF([.E349]&lt;=20;&quot;Very Low&quot;;IF([.E349]&lt;=36;&quot;Low&quot;;IF([.E349]&lt;=46;&quot;A Little Low&quot;;IF([.E349]&lt;=53;&quot;Average&quot;;IF([.E349]&lt;=63;&quot;A Little High&quot;;IF([.E349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0" calcext:value-type="float">
            <text:p>40</text:p>
          </table:table-cell>
          <table:table-cell table:style-name="ce5" table:formula="of:=QUOTIENT(PRODUCT(5;ORG.LIBREOFFICE.RAWSUBTRACT( [.D350];10));2)" office:value-type="float" office:value="75" calcext:value-type="float">
            <text:p>75</text:p>
          </table:table-cell>
          <table:table-cell table:style-name="ce64" table:formula="of:=IF([.E350]&lt;=20;&quot;Very Low&quot;;IF([.E350]&lt;=36;&quot;Low&quot;;IF([.E350]&lt;=46;&quot;A Little Low&quot;;IF([.E350]&lt;=53;&quot;Average&quot;;IF([.E350]&lt;=63;&quot;A Little High&quot;;IF([.E350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0" calcext:value-type="float">
            <text:p>40</text:p>
          </table:table-cell>
          <table:table-cell table:style-name="ce5" table:formula="of:=QUOTIENT(PRODUCT(5;ORG.LIBREOFFICE.RAWSUBTRACT( [.D351];10));2)" office:value-type="float" office:value="75" calcext:value-type="float">
            <text:p>75</text:p>
          </table:table-cell>
          <table:table-cell table:style-name="ce64" table:formula="of:=IF([.E351]&lt;=20;&quot;Very Low&quot;;IF([.E351]&lt;=36;&quot;Low&quot;;IF([.E351]&lt;=46;&quot;A Little Low&quot;;IF([.E351]&lt;=53;&quot;Average&quot;;IF([.E351]&lt;=63;&quot;A Little High&quot;;IF([.E351]&lt;=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9:58:39.689419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1T10:13:24.152906857</dc:date>
    <meta:editing-duration>P1DT9H58M1S</meta:editing-duration>
    <meta:editing-cycles>213</meta:editing-cycles>
    <meta:document-statistic meta:table-count="2" meta:cell-count="3921" meta:object-count="0"/>
  </office:meta>
</office:document-meta>
</file>